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794cm" fo:min-width="2.496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818cm" fo:min-width="2.5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54cm" fo:min-width="5.568cm" fo:padding-top="0.139cm" fo:padding-bottom="0.139cm" fo:padding-left="0.264cm" fo:padding-right="0.264cm"/>
    </style:style>
    <style:style style:name="gr4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5.794cm" fo:min-width="5.544cm" fo:padding-top="0.177cm" fo:padding-bottom="0.177cm" fo:padding-left="0.302cm" fo:padding-right="0.302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41cm" fo:min-width="5.568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818cm" fo:min-width="0.996cm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1.404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Times New Roman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6.096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6.096cm" svg:x="6.58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2.032cm" svg:x="3.54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2.032cm" svg:x="3.54cm" svg:y="11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2.032cm" svg:x="3.54cm" svg:y="1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6.096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6.096cm" svg:x="3.54cm" svg:y="9.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1.219cm" svg:x="9.636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1.219cm" svg:x="9.636cm" svg:y="4.7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1.219cm" svg:x="9.636cm" svg:y="5.9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1.219cm" svg:x="9.636cm" svg:y="7.1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1.219cm" svg:x="9.636cm" svg:y="8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6.096cm" svg:x="9.64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6.096cm" svg:x="9.636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6.096cm" svg:x="11.16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6.096cm" svg:x="12.684cm" svg:y="9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6.096cm" svg:x="14.20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6.096cm" svg:x="9.64cm" svg:y="9.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14cm" svg:height="12.294cm" draw:transform="rotate (1.5707963267949) translate (3.489cm 16.9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" draw:layer="layout" svg:width="2.445cm" svg:height="1.344cm" svg:x="8.414cm" svg:y="16.75cm">
          <draw:text-box>
            <text:p text:style-name="P2"><text:span text:style-name="T1">a</text:span><text:span text:style-name="T2">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1T13:11:50.466000000</meta:creation-date>
    <dc:date>2021-08-11T13:27:56.250000000</dc:date>
    <meta:editing-duration>PT4M55S</meta:editing-duration>
    <meta:editing-cycles>2</meta:editing-cycles>
    <meta:generator>LibreOffice/7.1.3.2$Windows_X86_64 LibreOffice_project/47f78053abe362b9384784d31a6e56f8511eb1c1</meta:generator>
    <meta:document-statistic meta:object-count="20"/>
  </office:meta>
</office:document-meta>
</file>